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0d2ac4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12acb2" style:font-style-asian="italic" style:font-style-complex="italic"/>
    </style:style>
    <style:style style:name="P3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14a06c" style:font-style-asian="italic" style:font-style-complex="italic"/>
    </style:style>
    <style:style style:name="P4" style:family="paragraph" style:parent-style-name="Text_20_body">
      <style:paragraph-properties fo:line-height="100%" fo:text-align="start" style:justify-single-word="false"/>
      <style:text-properties fo:font-style="italic" style:text-underline-style="solid" style:text-underline-width="auto" style:text-underline-color="font-color" officeooo:paragraph-rsid="00129c76" style:font-style-asian="italic" style:font-style-complex="italic"/>
    </style:style>
    <style:style style:name="P5" style:family="paragraph" style:parent-style-name="Text_20_body">
      <style:paragraph-properties fo:text-align="start" style:justify-single-word="false"/>
      <style:text-properties officeooo:paragraph-rsid="000b04f0"/>
    </style:style>
    <style:style style:name="P6" style:family="paragraph" style:parent-style-name="Text_20_body">
      <style:paragraph-properties fo:text-align="start" style:justify-single-word="false"/>
      <style:text-properties officeooo:paragraph-rsid="000d2ac4"/>
    </style:style>
    <style:style style:name="P7" style:family="paragraph" style:parent-style-name="Text_20_body">
      <style:paragraph-properties fo:text-align="start" style:justify-single-word="false"/>
      <style:text-properties officeooo:paragraph-rsid="00100950"/>
    </style:style>
    <style:style style:name="P8" style:family="paragraph" style:parent-style-name="Standard">
      <style:paragraph-properties fo:line-height="150%" fo:text-align="start" style:justify-single-word="false"/>
      <style:text-properties fo:font-style="italic" style:text-underline-style="solid" style:text-underline-width="auto" style:text-underline-color="font-color" officeooo:paragraph-rsid="00195eef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officeooo:rsid="000b04f0" officeooo:paragraph-rsid="000b04f0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1880c5" officeooo:paragraph-rsid="001880c5" style:font-style-asian="italic" style:font-style-complex="italic"/>
    </style:style>
    <style:style style:name="P11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1537ce" style:font-style-asian="italic" style:font-style-complex="italic"/>
    </style:style>
    <style:style style:name="P12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195eef" style:font-style-asian="italic" style:font-style-complex="italic"/>
    </style:style>
    <style:style style:name="P13" style:family="paragraph" style:parent-style-name="Text_20_body">
      <style:paragraph-properties fo:line-height="150%" fo:text-align="start" style:justify-single-word="false"/>
      <style:text-properties fo:font-style="italic" style:text-underline-style="solid" style:text-underline-width="auto" style:text-underline-color="font-color" officeooo:paragraph-rsid="00195eef" style:font-style-asian="italic" style:font-style-complex="italic"/>
    </style:style>
    <style:style style:name="P14" style:family="paragraph" style:parent-style-name="Text_20_body">
      <style:paragraph-properties fo:text-align="start" style:justify-single-word="false"/>
      <style:text-properties fo:font-style="italic" style:text-underline-style="none" officeooo:rsid="001880c5" officeooo:paragraph-rsid="001880c5" style:font-style-asian="italic" style:font-style-complex="italic"/>
    </style:style>
    <style:style style:name="P15" style:family="paragraph" style:parent-style-name="Text_20_body">
      <style:paragraph-properties fo:text-align="start" style:justify-single-word="false"/>
      <style:text-properties fo:font-style="normal" style:text-underline-style="none" officeooo:rsid="000b04f0" officeooo:paragraph-rsid="000b04f0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style:text-underline-style="none" officeooo:rsid="000b04f0" officeooo:paragraph-rsid="000d2ac4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tyle="normal" style:text-underline-style="none" officeooo:rsid="000d2ac4" officeooo:paragraph-rsid="000d2ac4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fo:font-style="normal" style:text-underline-style="none" officeooo:rsid="0010b3b8" officeooo:paragraph-rsid="000d2ac4" style:font-style-asian="normal" style:font-style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style:text-underline-style="none" officeooo:rsid="00129c76" officeooo:paragraph-rsid="0012acb2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style:text-underline-style="none" officeooo:rsid="0014a06c" officeooo:paragraph-rsid="0014a06c" style:font-style-asian="normal" style:font-style-complex="normal"/>
    </style:style>
    <style:style style:name="P21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officeooo:paragraph-rsid="00195eef" style:font-style-asian="normal" style:font-style-complex="normal"/>
    </style:style>
    <style:style style:name="P22" style:family="paragraph" style:parent-style-name="Heading_20_1">
      <style:paragraph-properties fo:text-align="center" style:justify-single-word="false"/>
      <style:text-properties fo:font-style="italic" style:text-underline-style="solid" style:text-underline-width="auto" style:text-underline-color="font-color" officeooo:rsid="000b04f0" officeooo:paragraph-rsid="000b04f0" style:font-style-asian="italic" style:font-style-complex="italic"/>
    </style:style>
    <style:style style:name="P23" style:family="paragraph" style:parent-style-name="Heading_20_2">
      <style:text-properties fo:font-size="12pt" fo:font-style="italic" style:text-underline-style="solid" style:text-underline-width="auto" style:text-underline-color="font-color" fo:font-weight="normal" officeooo:rsid="001880c5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text-underline-style="solid" style:text-underline-width="auto" style:text-underline-color="font-color" officeooo:rsid="000b04f0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0d2ac4" style:font-style-asian="italic" style:font-style-complex="italic"/>
    </style:style>
    <style:style style:name="T3" style:family="text">
      <style:text-properties fo:font-style="italic" style:text-underline-style="none" officeooo:rsid="000b04f0" style:font-style-asian="italic" style:font-style-complex="italic"/>
    </style:style>
    <style:style style:name="T4" style:family="text">
      <style:text-properties fo:font-style="italic" style:text-underline-style="none" officeooo:rsid="000d2ac4" style:font-style-asian="italic" style:font-style-complex="italic"/>
    </style:style>
    <style:style style:name="T5" style:family="text">
      <style:text-properties style:text-underline-style="none" officeooo:rsid="000d2ac4"/>
    </style:style>
    <style:style style:name="T6" style:family="text">
      <style:text-properties style:text-underline-style="none" officeooo:rsid="00195eef"/>
    </style:style>
    <style:style style:name="T7" style:family="text">
      <style:text-properties fo:font-style="normal" style:text-underline-style="none" officeooo:rsid="000b04f0" style:font-style-asian="normal" style:font-style-complex="normal"/>
    </style:style>
    <style:style style:name="T8" style:family="text">
      <style:text-properties fo:font-style="normal" style:text-underline-style="none" officeooo:rsid="000c5628" style:font-style-asian="normal" style:font-style-complex="normal"/>
    </style:style>
    <style:style style:name="T9" style:family="text">
      <style:text-properties fo:font-style="normal" style:text-underline-style="none" officeooo:rsid="000d2ac4" style:font-style-asian="normal" style:font-style-complex="normal"/>
    </style:style>
    <style:style style:name="T10" style:family="text">
      <style:text-properties fo:font-style="normal" style:text-underline-style="none" officeooo:rsid="000e539e" style:font-style-asian="normal" style:font-style-complex="normal"/>
    </style:style>
    <style:style style:name="T11" style:family="text">
      <style:text-properties fo:font-style="normal" style:text-underline-style="none" officeooo:rsid="00100950" style:font-style-asian="normal" style:font-style-complex="normal"/>
    </style:style>
    <style:style style:name="T12" style:family="text">
      <style:text-properties fo:font-style="normal" style:text-underline-style="none" officeooo:rsid="0010b3b8" style:font-style-asian="normal" style:font-style-complex="normal"/>
    </style:style>
    <style:style style:name="T13" style:family="text">
      <style:text-properties fo:font-style="normal" style:text-underline-style="none" officeooo:rsid="00129c76" style:font-style-asian="normal" style:font-style-complex="normal"/>
    </style:style>
    <style:style style:name="T14" style:family="text">
      <style:text-properties fo:font-style="normal" style:text-underline-style="none" officeooo:rsid="0012acb2" style:font-style-asian="normal" style:font-style-complex="normal"/>
    </style:style>
    <style:style style:name="T15" style:family="text">
      <style:text-properties fo:font-style="normal" style:text-underline-style="none" officeooo:rsid="0014a06c" style:font-style-asian="normal" style:font-style-complex="normal"/>
    </style:style>
    <style:style style:name="T16" style:family="text">
      <style:text-properties fo:font-style="normal" style:text-underline-style="none" officeooo:rsid="001537ce" style:font-style-asian="normal" style:font-style-complex="normal"/>
    </style:style>
    <style:style style:name="T17" style:family="text">
      <style:text-properties fo:font-style="normal" style:text-underline-style="none" officeooo:rsid="00195eef" style:font-style-asian="normal" style:font-style-complex="normal"/>
    </style:style>
    <style:style style:name="T18" style:family="text">
      <style:text-properties fo:font-style="normal" style:text-underline-style="none" officeooo:rsid="001b2e1e" style:font-style-asian="normal" style:font-style-complex="normal"/>
    </style:style>
    <style:style style:name="T19" style:family="text">
      <style:text-properties fo:font-style="normal" style:text-underline-style="none" officeooo:rsid="001e9027" style:font-style-asian="normal" style:font-style-complex="normal"/>
    </style:style>
    <style:style style:name="T20" style:family="text">
      <style:text-properties officeooo:rsid="000d2ac4"/>
    </style:style>
    <style:style style:name="T21" style:family="text">
      <style:text-properties officeooo:rsid="0014a06c"/>
    </style:style>
    <style:style style:name="T22" style:family="text">
      <style:text-properties officeooo:rsid="00195e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2" text:outline-level="1">NORMES DE PRODUCTION LOGICIELLES</text:h>
      <text:p text:style-name="P9"/>
      <text:h text:style-name="P23" text:outline-level="2">But de ce document </text:h>
      <text:p text:style-name="P14">Ce document décrit les conventions de codage C++ appliquées durant ce projet. </text:p>
      <text:p text:style-name="P14">Ce document est destiné aux développeurs contribuant au code source C++ du projet.</text:p>
      <text:p text:style-name="P10"/>
      <text:p text:style-name="P5"><text:span text:style-name="T1">1</text:span><text:span text:style-name="T3">)</text:span><text:span text:style-name="T7"><text:tab/>Normes générales :</text:span></text:p>
      <text:p text:style-name="P15"><text:tab/><text:tab/>L'intégralité du code et des commentaires sera en anglais.</text:p>
      <text:p text:style-name="P5"><text:span text:style-name="T7"><text:tab/><text:tab/></text:span><text:span text:style-name="T8">Le code sera rédigé en C++.</text:span></text:p>
      <text:p text:style-name="P7"><text:span text:style-name="T7"><text:tab/><text:tab/>Tous les mots </text:span><text:span text:style-name="T8">juxtaposés</text:span><text:span text:style-name="T7">, à l'exception du premier, </text:span><text:span text:style-name="T8">seront séparés</text:span><text:span text:style-name="T7"> par une <text:tab/><text:tab/><text:tab/>majuscule. Exemple : BananeFlambee, poneyJoyeux. </text:span></text:p>
      <text:p text:style-name="P15"/>
      <text:p text:style-name="P5"><text:span text:style-name="T1">2</text:span><text:span text:style-name="T3">)</text:span><text:span text:style-name="T7"><text:tab/></text:span><text:span text:style-name="T9">Classes</text:span><text:span text:style-name="T7"> :</text:span></text:p>
      <text:p text:style-name="P5"><text:span text:style-name="T7"><text:tab/><text:tab/></text:span><text:span text:style-name="T9">Les noms de classes c</text:span><text:span text:style-name="T7">ommencent par une majuscule.</text:span></text:p>
      <text:p text:style-name="P16"><text:tab/><text:tab/></text:p>
      <text:p text:style-name="P6"><text:span text:style-name="T2">3</text:span><text:span text:style-name="T4">)</text:span><text:span text:style-name="T9"><text:tab/>Variables membres :</text:span></text:p>
      <text:p text:style-name="P6"><text:span text:style-name="T9"><text:tab/><text:tab/></text:span><text:span text:style-name="T7">Toutes les variables membres débutent par le nom de la classe, </text:span><text:span text:style-name="T11">en minuscules</text:span><text:span text:style-name="T7">, suivi <text:tab/><text:tab/>d'un underscore (_), </text:span><text:span text:style-name="T11">et d'un nom de variable, commençant par une minuscule</text:span><text:span text:style-name="T7">. <text:tab/><text:tab/><text:tab/>Exemple : </text:span><text:span text:style-name="T9">banane_</text:span><text:span text:style-name="T10">b</text:span><text:span text:style-name="T9">ouleChocolat, poney_</text:span><text:span text:style-name="T10">t</text:span><text:span text:style-name="T9">aille.</text:span></text:p>
      <text:p text:style-name="P17"/>
      <text:p text:style-name="P1"><text:span text:style-name="T20">4</text:span><text:span text:style-name="T5">)<text:tab/></text:span><text:span text:style-name="T12">Méthodes de classes :</text:span></text:p>
      <text:p text:style-name="P18"><text:tab/><text:tab/>Leur nom suit les mêmes règles que celles décrites pour les variables membres.</text:p>
      <text:p text:style-name="P4"><text:span text:style-name="T12"><text:tab/><text:tab/>La définition des variables membres sera effectuée par des « set ». <text:s text:c="21"/><text:tab/><text:tab/><text:tab/></text:span><text:span text:style-name="T13">Exemple : banane_setBouleChocolat, poney_setTaille.</text:span></text:p>
      <text:p text:style-name="P2"><text:span text:style-name="T12"><text:tab/><text:tab/></text:span><text:span text:style-name="T13">L'accès</text:span><text:span text:style-name="T12"> </text:span><text:span text:style-name="T13">aux </text:span><text:span text:style-name="T12">variables membres sera effectué </text:span><text:span text:style-name="T13">par </text:span><text:span text:style-name="T12">des « get ».<text:tab/><text:tab/><text:tab/><text:tab/><text:tab/></text:span><text:span text:style-name="T13">Exemple : banane_</text:span><text:span text:style-name="T14">get</text:span><text:span text:style-name="T13">BouleChocolat, poney_</text:span><text:span text:style-name="T14">get</text:span><text:span text:style-name="T13">Taille.</text:span></text:p>
      <text:p text:style-name="P19"/>
      <text:p text:style-name="P3"><text:span text:style-name="T21">5</text:span><text:span text:style-name="T5">)<text:tab/></text:span><text:span text:style-name="T15">Bloc</text:span><text:span text:style-name="T12">s </text:span><text:span text:style-name="T15">d'instructions</text:span><text:span text:style-name="T12"> :</text:span></text:p>
      <text:p text:style-name="P3"><text:span text:style-name="T12"><text:tab/><text:tab/></text:span><text:span text:style-name="T15">L'ouverture d'un bloc d'instructions</text:span><text:span text:style-name="T18"> </text:span><text:span text:style-name="T15">s'effectuera sur la même ligne que la <text:tab/><text:tab/><text:tab/><text:tab/>déclaration. Exemple : class Banane {</text:span></text:p>
      <text:p text:style-name="P3"><text:span text:style-name="T15"><text:tab/><text:tab/><text:tab/> <text:tab/><text:tab/><text:tab/>// </text:span><text:span text:style-name="T16">Instructions</text:span></text:p>
      <text:p text:style-name="P20"><text:tab/><text:tab/><text:tab/> <text:s text:c="4"/><text:tab/><text:tab/>};</text:p>
      <text:p text:style-name="P11"><text:span text:style-name="T15"><text:tab/><text:tab/></text:span><text:span text:style-name="T16">Dans le cas où la déclaration ne possède qu'une seule instruction, on fermera le bloc <text:tab/><text:tab/>sur la même ligne. </text:span><text:span text:style-name="T15">Exemple : </text:span><text:span text:style-name="T16">int poney_setTaille</text:span><text:span text:style-name="T15"> { // </text:span><text:span text:style-name="T16">Instruction </text:span><text:span text:style-name="T15">}</text:span></text:p>
      <text:p text:style-name="P11"><text:span text:style-name="T15"/></text:p>
      <text:p text:style-name="P11"><text:span text:style-name="T15"><text:tab/><text:tab/></text:span><text:span text:style-name="T19">Le code à l'intérieur d'un bloc d'instructions est indenté.</text:span></text:p>
      <text:p text:style-name="P11"><text:span text:style-name="T15"/></text:p>
      <text:p text:style-name="P12"><text:soft-page-break/><text:span text:style-name="T22">6</text:span><text:span text:style-name="T6">)<text:tab/></text:span><text:span text:style-name="T17">Fichiers :</text:span></text:p>
      <text:p text:style-name="P12"><text:span text:style-name="T6"><text:tab/><text:tab/><text:tab/></text:span><text:span text:style-name="T17">Le nom du fichier doit correspondre au nom de la classe principale qu'il<text:tab/><text:tab/><text:tab/><text:tab/>contient, s'il en contient une.</text:span></text:p>
      <text:p text:style-name="P21"><text:span text:style-name="T6"><text:tab/><text:tab/><text:tab/>La déclaration des classes est faite dans le .h portant le nom de la classe.</text:span></text:p>
      <text:p text:style-name="P21"><text:span text:style-name="T6"><text:tab/><text:tab/><text:tab/>La definition dans le .cpp du même nom. <text:tab/><text:tab/><text:tab/><text:tab/><text:tab/><text:tab/><text:tab/><text:tab/>Exemples : <text:tab/><text:tab/><text:tab/><text:tab/><text:tab/><text:tab/><text:tab/><text:tab/><text:tab/><text:tab/><text:tab/><text:tab/><text:tab/>Frite.h : declaration de la classe Frite <text:tab/><text:tab/><text:tab/><text:tab/><text:tab/><text:tab/><text:tab/><text:tab/>Frite.cpp : definition des methodes de la classe Frite</text:span></text:p>
      <text:p text:style-name="P21"><text:span text:style-name="T6"><text:tab/><text:tab/><text:tab/></text:span></text:p>
      <text:p text:style-name="P21"><text:span text:style-name="T6"><text:tab/><text:tab/><text:tab/>Chaque fichier source doit contenir une en-tête rappelant la licence et les <text:tab/><text:tab/><text:tab/><text:tab/>auteurs, dont le texte sera :</text:span></text:p>
      <text:p text:style-name="P12"><text:span text:style-name="T6"><text:tab/><text:tab/>/*</text:span></text:p>
      <text:p text:style-name="P12"><text:span text:style-name="T6"><text:tab/><text:tab/>* Ceri</text:span></text:p>
      <text:p text:style-name="P12"><text:span text:style-name="T6"><text:tab/><text:tab/>* (C) 2015 Jean Marliere</text:span></text:p>
      <text:p text:style-name="P12"><text:span text:style-name="T6"><text:tab/><text:tab/>* (C) 2015 Simon Vivier</text:span></text:p>
      <text:p text:style-name="P8"><text:span text:style-name="T6"><text:tab/><text:tab/>* (C) 2015 Maxime Dapp</text:span></text:p>
      <text:p text:style-name="P8"><text:span text:style-name="T6"><text:tab/><text:tab/>* (C) 2015 Clement Personnettaz</text:span></text:p>
      <text:p text:style-name="P13"><text:span text:style-name="T6"><text:tab/><text:tab/>*</text:span></text:p>
      <text:p text:style-name="P12"><text:span text:style-name="T6"><text:tab/><text:tab/>* Authors:</text:span></text:p>
      <text:p text:style-name="P12"><text:span text:style-name="T6"><text:tab/><text:tab/>*</text:span></text:p>
      <text:p text:style-name="P12"><text:span text:style-name="T6"><text:tab/><text:tab/><text:tab/>Jean Marliere</text:span></text:p>
      <text:p text:style-name="P12"><text:span text:style-name="T6"><text:tab/><text:tab/>*</text:span></text:p>
      <text:p text:style-name="P12"><text:span text:style-name="T6"><text:tab/><text:tab/><text:tab/>Simon Vivier</text:span></text:p>
      <text:p text:style-name="P12"><text:span text:style-name="T6"><text:tab/><text:tab/>*</text:span></text:p>
      <text:p text:style-name="P12"><text:span text:style-name="T6"><text:tab/><text:tab/><text:tab/>Maxime Dapp</text:span></text:p>
      <text:p text:style-name="P12"><text:span text:style-name="T6"><text:tab/><text:tab/>*</text:span></text:p>
      <text:p text:style-name="P12"><text:span text:style-name="T6"><text:tab/><text:tab/><text:tab/>Clement Personnettaz</text:span></text:p>
      <text:p text:style-name="P12"><text:span text:style-name="T6"><text:tab/><text:tab/>*</text:span></text:p>
      <text:p text:style-name="P12"><text:span text:style-name="T6"><text:tab/><text:tab/>* This software is released under the GNU General Public License</text:span></text:p>
      <text:p text:style-name="P12"><text:span text:style-name="T6"><text:tab/><text:tab/>* (GNU GPL).</text:span></text:p>
      <text:p text:style-name="P12"><text:span text:style-name="T6"><text:tab/><text:tab/>* Please read the included files for more information.</text:span></text:p>
      <text:p text:style-name="P12"><text:span text:style-name="T6"><text:tab/><text:tab/>* This software comes with no warranty of any kind, use at your own</text:span></text:p>
      <text:p text:style-name="P12"><text:span text:style-name="T6"><text:tab/><text:tab/>* risk!</text:span></text:p>
      <text:p text:style-name="P12"><text:span text:style-name="T6"><text:tab/><text:tab/>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iere Jean</meta:initial-creator>
    <meta:creation-date>2015-02-18T18:00:11</meta:creation-date>
    <meta:generator>LibreOffice/4.0.2.2$Linux_x86 LibreOffice_project/400m0$Build-2</meta:generator>
    <dc:date>2015-03-04T17:10:10</dc:date>
    <dc:creator>Marliere Jean</dc:creator>
    <meta:editing-duration>PT38M29S</meta:editing-duration>
    <meta:editing-cycles>17</meta:editing-cycles>
    <meta:document-statistic meta:table-count="0" meta:image-count="0" meta:object-count="0" meta:page-count="2" meta:paragraph-count="52" meta:word-count="383" meta:character-count="2464" meta:non-whitespace-character-count="1923"/>
  </office:meta>
</office:document-meta>
</file>